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Microstep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WM Range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Deg/Step</text:p>
          </table:table-cell>
          <table:table-cell table:formula="of:=90/[.$B$1]" office:value-type="float" office:value="5.625" calcext:value-type="float">
            <text:p>5.6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Deg.</text:p>
          </table:table-cell>
          <table:table-cell office:value-type="string" calcext:value-type="string">
            <text:p>Deg. [rad]</text:p>
          </table:table-cell>
          <table:table-cell office:value-type="string" calcext:value-type="string">
            <text:p>sin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*[.A5]" office:value-type="float" office:value="0" calcext:value-type="float">
            <text:p>0</text:p>
          </table:table-cell>
          <table:table-cell table:formula="of:=([.B5]/180)*PI()" office:value-type="float" office:value="0" calcext:value-type="float">
            <text:p>0</text:p>
          </table:table-cell>
          <table:table-cell table:formula="of:=SIN([.C5])" office:value-type="float" office:value="0" calcext:value-type="float">
            <text:p>0</text:p>
          </table:table-cell>
          <table:table-cell table:formula="of:=[.$E$1]*[.D5]" office:value-type="float" office:value="0" calcext:value-type="float">
            <text:p>0</text:p>
          </table:table-cell>
          <table:table-cell table:formula="of:=ROUND([.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*[.A6]" office:value-type="float" office:value="5.625" calcext:value-type="float">
            <text:p>5.625</text:p>
          </table:table-cell>
          <table:table-cell table:formula="of:=([.B6]/180)*PI()" office:value-type="float" office:value="0.098174770424681" calcext:value-type="float">
            <text:p>0.0981747704</text:p>
          </table:table-cell>
          <table:table-cell table:formula="of:=SIN([.C6])" office:value-type="float" office:value="0.0980171403295606" calcext:value-type="float">
            <text:p>0.0980171403</text:p>
          </table:table-cell>
          <table:table-cell table:formula="of:=[.$E$1]*[.D6]" office:value-type="float" office:value="50.184775848735" calcext:value-type="float">
            <text:p>50.1847758487</text:p>
          </table:table-cell>
          <table:table-cell table:formula="of:=ROUND([.E6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*[.A7]" office:value-type="float" office:value="11.25" calcext:value-type="float">
            <text:p>11.25</text:p>
          </table:table-cell>
          <table:table-cell table:formula="of:=([.B7]/180)*PI()" office:value-type="float" office:value="0.196349540849362" calcext:value-type="float">
            <text:p>0.1963495408</text:p>
          </table:table-cell>
          <table:table-cell table:formula="of:=SIN([.C7])" office:value-type="float" office:value="0.195090322016128" calcext:value-type="float">
            <text:p>0.195090322</text:p>
          </table:table-cell>
          <table:table-cell table:formula="of:=[.$E$1]*[.D7]" office:value-type="float" office:value="99.8862448722577" calcext:value-type="float">
            <text:p>99.8862448723</text:p>
          </table:table-cell>
          <table:table-cell table:formula="of:=ROUND([.E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*[.A8]" office:value-type="float" office:value="16.875" calcext:value-type="float">
            <text:p>16.875</text:p>
          </table:table-cell>
          <table:table-cell table:formula="of:=([.B8]/180)*PI()" office:value-type="float" office:value="0.294524311274043" calcext:value-type="float">
            <text:p>0.2945243113</text:p>
          </table:table-cell>
          <table:table-cell table:formula="of:=SIN([.C8])" office:value-type="float" office:value="0.290284677254462" calcext:value-type="float">
            <text:p>0.2902846773</text:p>
          </table:table-cell>
          <table:table-cell table:formula="of:=[.$E$1]*[.D8]" office:value-type="float" office:value="148.625754754285" calcext:value-type="float">
            <text:p>148.6257547543</text:p>
          </table:table-cell>
          <table:table-cell table:formula="of:=ROUND([.E8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*[.A9]" office:value-type="float" office:value="22.5" calcext:value-type="float">
            <text:p>22.5</text:p>
          </table:table-cell>
          <table:table-cell table:formula="of:=([.B9]/180)*PI()" office:value-type="float" office:value="0.392699081698724" calcext:value-type="float">
            <text:p>0.3926990817</text:p>
          </table:table-cell>
          <table:table-cell table:formula="of:=SIN([.C9])" office:value-type="float" office:value="0.38268343236509" calcext:value-type="float">
            <text:p>0.3826834324</text:p>
          </table:table-cell>
          <table:table-cell table:formula="of:=[.$E$1]*[.D9]" office:value-type="float" office:value="195.933917370926" calcext:value-type="float">
            <text:p>195.9339173709</text:p>
          </table:table-cell>
          <table:table-cell table:formula="of:=ROUND([.E9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[.A10]" office:value-type="float" office:value="28.125" calcext:value-type="float">
            <text:p>28.125</text:p>
          </table:table-cell>
          <table:table-cell table:formula="of:=([.B10]/180)*PI()" office:value-type="float" office:value="0.490873852123405" calcext:value-type="float">
            <text:p>0.4908738521</text:p>
          </table:table-cell>
          <table:table-cell table:formula="of:=SIN([.C10])" office:value-type="float" office:value="0.471396736825998" calcext:value-type="float">
            <text:p>0.4713967368</text:p>
          </table:table-cell>
          <table:table-cell table:formula="of:=[.$E$1]*[.D10]" office:value-type="float" office:value="241.355129254911" calcext:value-type="float">
            <text:p>241.3551292549</text:p>
          </table:table-cell>
          <table:table-cell table:formula="of:=ROUND([.E10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*[.A11]" office:value-type="float" office:value="33.75" calcext:value-type="float">
            <text:p>33.75</text:p>
          </table:table-cell>
          <table:table-cell table:formula="of:=([.B11]/180)*PI()" office:value-type="float" office:value="0.589048622548086" calcext:value-type="float">
            <text:p>0.5890486225</text:p>
          </table:table-cell>
          <table:table-cell table:formula="of:=SIN([.C11])" office:value-type="float" office:value="0.555570233019602" calcext:value-type="float">
            <text:p>0.555570233</text:p>
          </table:table-cell>
          <table:table-cell table:formula="of:=[.$E$1]*[.D11]" office:value-type="float" office:value="284.451959306036" calcext:value-type="float">
            <text:p>284.451959306</text:p>
          </table:table-cell>
          <table:table-cell table:formula="of:=ROUND([.E11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*[.A12]" office:value-type="float" office:value="39.375" calcext:value-type="float">
            <text:p>39.375</text:p>
          </table:table-cell>
          <table:table-cell table:formula="of:=([.B12]/180)*PI()" office:value-type="float" office:value="0.687223392972767" calcext:value-type="float">
            <text:p>0.687223393</text:p>
          </table:table-cell>
          <table:table-cell table:formula="of:=SIN([.C12])" office:value-type="float" office:value="0.634393284163645" calcext:value-type="float">
            <text:p>0.6343932842</text:p>
          </table:table-cell>
          <table:table-cell table:formula="of:=[.$E$1]*[.D12]" office:value-type="float" office:value="324.809361491786" calcext:value-type="float">
            <text:p>324.8093614918</text:p>
          </table:table-cell>
          <table:table-cell table:formula="of:=ROUND([.E12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*[.A13]" office:value-type="float" office:value="45" calcext:value-type="float">
            <text:p>45</text:p>
          </table:table-cell>
          <table:table-cell table:formula="of:=([.B13]/180)*PI()" office:value-type="float" office:value="0.785398163397448" calcext:value-type="float">
            <text:p>0.7853981634</text:p>
          </table:table-cell>
          <table:table-cell table:formula="of:=SIN([.C13])" office:value-type="float" office:value="0.707106781186547" calcext:value-type="float">
            <text:p>0.7071067812</text:p>
          </table:table-cell>
          <table:table-cell table:formula="of:=[.$E$1]*[.D13]" office:value-type="float" office:value="362.038671967512" calcext:value-type="float">
            <text:p>362.0386719675</text:p>
          </table:table-cell>
          <table:table-cell table:formula="of:=ROUND([.E13]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*[.A14]" office:value-type="float" office:value="50.625" calcext:value-type="float">
            <text:p>50.625</text:p>
          </table:table-cell>
          <table:table-cell table:formula="of:=([.B14]/180)*PI()" office:value-type="float" office:value="0.883572933822129" calcext:value-type="float">
            <text:p>0.8835729338</text:p>
          </table:table-cell>
          <table:table-cell table:formula="of:=SIN([.C14])" office:value-type="float" office:value="0.773010453362737" calcext:value-type="float">
            <text:p>0.7730104534</text:p>
          </table:table-cell>
          <table:table-cell table:formula="of:=[.$E$1]*[.D14]" office:value-type="float" office:value="395.781352121721" calcext:value-type="float">
            <text:p>395.7813521217</text:p>
          </table:table-cell>
          <table:table-cell table:formula="of:=ROUND([.E14]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*[.A15]" office:value-type="float" office:value="56.25" calcext:value-type="float">
            <text:p>56.25</text:p>
          </table:table-cell>
          <table:table-cell table:formula="of:=([.B15]/180)*PI()" office:value-type="float" office:value="0.98174770424681" calcext:value-type="float">
            <text:p>0.9817477042</text:p>
          </table:table-cell>
          <table:table-cell table:formula="of:=SIN([.C15])" office:value-type="float" office:value="0.831469612302545" calcext:value-type="float">
            <text:p>0.8314696123</text:p>
          </table:table-cell>
          <table:table-cell table:formula="of:=[.$E$1]*[.D15]" office:value-type="float" office:value="425.712441498903" calcext:value-type="float">
            <text:p>425.7124414989</text:p>
          </table:table-cell>
          <table:table-cell table:formula="of:=ROUND([.E15]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2]*[.A16]" office:value-type="float" office:value="61.875" calcext:value-type="float">
            <text:p>61.875</text:p>
          </table:table-cell>
          <table:table-cell table:formula="of:=([.B16]/180)*PI()" office:value-type="float" office:value="1.07992247467149" calcext:value-type="float">
            <text:p>1.0799224747</text:p>
          </table:table-cell>
          <table:table-cell table:formula="of:=SIN([.C16])" office:value-type="float" office:value="0.881921264348355" calcext:value-type="float">
            <text:p>0.8819212643</text:p>
          </table:table-cell>
          <table:table-cell table:formula="of:=[.$E$1]*[.D16]" office:value-type="float" office:value="451.543687346358" calcext:value-type="float">
            <text:p>451.5436873464</text:p>
          </table:table-cell>
          <table:table-cell table:formula="of:=ROUND([.E16]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*[.A17]" office:value-type="float" office:value="67.5" calcext:value-type="float">
            <text:p>67.5</text:p>
          </table:table-cell>
          <table:table-cell table:formula="of:=([.B17]/180)*PI()" office:value-type="float" office:value="1.17809724509617" calcext:value-type="float">
            <text:p>1.1780972451</text:p>
          </table:table-cell>
          <table:table-cell table:formula="of:=SIN([.C17])" office:value-type="float" office:value="0.923879532511287" calcext:value-type="float">
            <text:p>0.9238795325</text:p>
          </table:table-cell>
          <table:table-cell table:formula="of:=[.$E$1]*[.D17]" office:value-type="float" office:value="473.026320645779" calcext:value-type="float">
            <text:p>473.0263206458</text:p>
          </table:table-cell>
          <table:table-cell table:formula="of:=ROUND([.E17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2]*[.A18]" office:value-type="float" office:value="73.125" calcext:value-type="float">
            <text:p>73.125</text:p>
          </table:table-cell>
          <table:table-cell table:formula="of:=([.B18]/180)*PI()" office:value-type="float" office:value="1.27627201552085" calcext:value-type="float">
            <text:p>1.2762720155</text:p>
          </table:table-cell>
          <table:table-cell table:formula="of:=SIN([.C18])" office:value-type="float" office:value="0.956940335732209" calcext:value-type="float">
            <text:p>0.9569403357</text:p>
          </table:table-cell>
          <table:table-cell table:formula="of:=[.$E$1]*[.D18]" office:value-type="float" office:value="489.953451894891" calcext:value-type="float">
            <text:p>489.9534518949</text:p>
          </table:table-cell>
          <table:table-cell table:formula="of:=ROUND([.E18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*[.A19]" office:value-type="float" office:value="78.75" calcext:value-type="float">
            <text:p>78.75</text:p>
          </table:table-cell>
          <table:table-cell table:formula="of:=([.B19]/180)*PI()" office:value-type="float" office:value="1.37444678594553" calcext:value-type="float">
            <text:p>1.3744467859</text:p>
          </table:table-cell>
          <table:table-cell table:formula="of:=SIN([.C19])" office:value-type="float" office:value="0.98078528040323" calcext:value-type="float">
            <text:p>0.9807852804</text:p>
          </table:table-cell>
          <table:table-cell table:formula="of:=[.$E$1]*[.D19]" office:value-type="float" office:value="502.162063566454" calcext:value-type="float">
            <text:p>502.1620635665</text:p>
          </table:table-cell>
          <table:table-cell table:formula="of:=ROUND([.E19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*[.A20]" office:value-type="float" office:value="84.375" calcext:value-type="float">
            <text:p>84.375</text:p>
          </table:table-cell>
          <table:table-cell table:formula="of:=([.B20]/180)*PI()" office:value-type="float" office:value="1.47262155637022" calcext:value-type="float">
            <text:p>1.4726215564</text:p>
          </table:table-cell>
          <table:table-cell table:formula="of:=SIN([.C20])" office:value-type="float" office:value="0.995184726672197" calcext:value-type="float">
            <text:p>0.9951847267</text:p>
          </table:table-cell>
          <table:table-cell table:formula="of:=[.$E$1]*[.D20]" office:value-type="float" office:value="509.534580056165" calcext:value-type="float">
            <text:p>509.5345800562</text:p>
          </table:table-cell>
          <table:table-cell table:formula="of:=ROUND([.E20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*[.A21]" office:value-type="float" office:value="90" calcext:value-type="float">
            <text:p>90</text:p>
          </table:table-cell>
          <table:table-cell table:formula="of:=([.B21]/180)*PI()" office:value-type="float" office:value="1.5707963267949" calcext:value-type="float">
            <text:p>1.5707963268</text:p>
          </table:table-cell>
          <table:table-cell table:formula="of:=SIN([.C21])" office:value-type="float" office:value="1" calcext:value-type="float">
            <text:p>1</text:p>
          </table:table-cell>
          <table:table-cell table:formula="of:=[.$E$1]*[.D21]" office:value-type="float" office:value="512" calcext:value-type="float">
            <text:p>512</text:p>
          </table:table-cell>
          <table:table-cell table:formula="of:=ROUND([.E21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2]*[.A22]" office:value-type="float" office:value="95.625" calcext:value-type="float">
            <text:p>95.625</text:p>
          </table:table-cell>
          <table:table-cell table:formula="of:=([.B22]/180)*PI()" office:value-type="float" office:value="1.66897109721958" calcext:value-type="float">
            <text:p>1.6689710972</text:p>
          </table:table-cell>
          <table:table-cell table:formula="of:=SIN([.C22])" office:value-type="float" office:value="0.995184726672197" calcext:value-type="float">
            <text:p>0.9951847267</text:p>
          </table:table-cell>
          <table:table-cell table:formula="of:=[.$E$1]*[.D22]" office:value-type="float" office:value="509.534580056165" calcext:value-type="float">
            <text:p>509.5345800562</text:p>
          </table:table-cell>
          <table:table-cell table:formula="of:=ROUND([.E22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2]*[.A23]" office:value-type="float" office:value="101.25" calcext:value-type="float">
            <text:p>101.25</text:p>
          </table:table-cell>
          <table:table-cell table:formula="of:=([.B23]/180)*PI()" office:value-type="float" office:value="1.76714586764426" calcext:value-type="float">
            <text:p>1.7671458676</text:p>
          </table:table-cell>
          <table:table-cell table:formula="of:=SIN([.C23])" office:value-type="float" office:value="0.98078528040323" calcext:value-type="float">
            <text:p>0.9807852804</text:p>
          </table:table-cell>
          <table:table-cell table:formula="of:=[.$E$1]*[.D23]" office:value-type="float" office:value="502.162063566454" calcext:value-type="float">
            <text:p>502.1620635665</text:p>
          </table:table-cell>
          <table:table-cell table:formula="of:=ROUND([.E23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*[.A24]" office:value-type="float" office:value="106.875" calcext:value-type="float">
            <text:p>106.875</text:p>
          </table:table-cell>
          <table:table-cell table:formula="of:=([.B24]/180)*PI()" office:value-type="float" office:value="1.86532063806894" calcext:value-type="float">
            <text:p>1.8653206381</text:p>
          </table:table-cell>
          <table:table-cell table:formula="of:=SIN([.C24])" office:value-type="float" office:value="0.956940335732209" calcext:value-type="float">
            <text:p>0.9569403357</text:p>
          </table:table-cell>
          <table:table-cell table:formula="of:=[.$E$1]*[.D24]" office:value-type="float" office:value="489.953451894891" calcext:value-type="float">
            <text:p>489.9534518949</text:p>
          </table:table-cell>
          <table:table-cell table:formula="of:=ROUND([.E24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*[.A25]" office:value-type="float" office:value="112.5" calcext:value-type="float">
            <text:p>112.5</text:p>
          </table:table-cell>
          <table:table-cell table:formula="of:=([.B25]/180)*PI()" office:value-type="float" office:value="1.96349540849362" calcext:value-type="float">
            <text:p>1.9634954085</text:p>
          </table:table-cell>
          <table:table-cell table:formula="of:=SIN([.C25])" office:value-type="float" office:value="0.923879532511287" calcext:value-type="float">
            <text:p>0.9238795325</text:p>
          </table:table-cell>
          <table:table-cell table:formula="of:=[.$E$1]*[.D25]" office:value-type="float" office:value="473.026320645779" calcext:value-type="float">
            <text:p>473.0263206458</text:p>
          </table:table-cell>
          <table:table-cell table:formula="of:=ROUND([.E25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2]*[.A26]" office:value-type="float" office:value="118.125" calcext:value-type="float">
            <text:p>118.125</text:p>
          </table:table-cell>
          <table:table-cell table:formula="of:=([.B26]/180)*PI()" office:value-type="float" office:value="2.0616701789183" calcext:value-type="float">
            <text:p>2.0616701789</text:p>
          </table:table-cell>
          <table:table-cell table:formula="of:=SIN([.C26])" office:value-type="float" office:value="0.881921264348355" calcext:value-type="float">
            <text:p>0.8819212643</text:p>
          </table:table-cell>
          <table:table-cell table:formula="of:=[.$E$1]*[.D26]" office:value-type="float" office:value="451.543687346358" calcext:value-type="float">
            <text:p>451.5436873464</text:p>
          </table:table-cell>
          <table:table-cell table:formula="of:=ROUND([.E26]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2]*[.A27]" office:value-type="float" office:value="123.75" calcext:value-type="float">
            <text:p>123.75</text:p>
          </table:table-cell>
          <table:table-cell table:formula="of:=([.B27]/180)*PI()" office:value-type="float" office:value="2.15984494934298" calcext:value-type="float">
            <text:p>2.1598449493</text:p>
          </table:table-cell>
          <table:table-cell table:formula="of:=SIN([.C27])" office:value-type="float" office:value="0.831469612302545" calcext:value-type="float">
            <text:p>0.8314696123</text:p>
          </table:table-cell>
          <table:table-cell table:formula="of:=[.$E$1]*[.D27]" office:value-type="float" office:value="425.712441498903" calcext:value-type="float">
            <text:p>425.7124414989</text:p>
          </table:table-cell>
          <table:table-cell table:formula="of:=ROUND([.E27]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2]*[.A28]" office:value-type="float" office:value="129.375" calcext:value-type="float">
            <text:p>129.375</text:p>
          </table:table-cell>
          <table:table-cell table:formula="of:=([.B28]/180)*PI()" office:value-type="float" office:value="2.25801971976766" calcext:value-type="float">
            <text:p>2.2580197198</text:p>
          </table:table-cell>
          <table:table-cell table:formula="of:=SIN([.C28])" office:value-type="float" office:value="0.773010453362737" calcext:value-type="float">
            <text:p>0.7730104534</text:p>
          </table:table-cell>
          <table:table-cell table:formula="of:=[.$E$1]*[.D28]" office:value-type="float" office:value="395.781352121721" calcext:value-type="float">
            <text:p>395.7813521217</text:p>
          </table:table-cell>
          <table:table-cell table:formula="of:=ROUND([.E28]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2]*[.A29]" office:value-type="float" office:value="135" calcext:value-type="float">
            <text:p>135</text:p>
          </table:table-cell>
          <table:table-cell table:formula="of:=([.B29]/180)*PI()" office:value-type="float" office:value="2.35619449019234" calcext:value-type="float">
            <text:p>2.3561944902</text:p>
          </table:table-cell>
          <table:table-cell table:formula="of:=SIN([.C29])" office:value-type="float" office:value="0.707106781186548" calcext:value-type="float">
            <text:p>0.7071067812</text:p>
          </table:table-cell>
          <table:table-cell table:formula="of:=[.$E$1]*[.D29]" office:value-type="float" office:value="362.038671967512" calcext:value-type="float">
            <text:p>362.0386719675</text:p>
          </table:table-cell>
          <table:table-cell table:formula="of:=ROUND([.E29]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2]*[.A30]" office:value-type="float" office:value="140.625" calcext:value-type="float">
            <text:p>140.625</text:p>
          </table:table-cell>
          <table:table-cell table:formula="of:=([.B30]/180)*PI()" office:value-type="float" office:value="2.45436926061703" calcext:value-type="float">
            <text:p>2.4543692606</text:p>
          </table:table-cell>
          <table:table-cell table:formula="of:=SIN([.C30])" office:value-type="float" office:value="0.634393284163645" calcext:value-type="float">
            <text:p>0.6343932842</text:p>
          </table:table-cell>
          <table:table-cell table:formula="of:=[.$E$1]*[.D30]" office:value-type="float" office:value="324.809361491786" calcext:value-type="float">
            <text:p>324.8093614918</text:p>
          </table:table-cell>
          <table:table-cell table:formula="of:=ROUND([.E30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2]*[.A31]" office:value-type="float" office:value="146.25" calcext:value-type="float">
            <text:p>146.25</text:p>
          </table:table-cell>
          <table:table-cell table:formula="of:=([.B31]/180)*PI()" office:value-type="float" office:value="2.55254403104171" calcext:value-type="float">
            <text:p>2.552544031</text:p>
          </table:table-cell>
          <table:table-cell table:formula="of:=SIN([.C31])" office:value-type="float" office:value="0.555570233019602" calcext:value-type="float">
            <text:p>0.555570233</text:p>
          </table:table-cell>
          <table:table-cell table:formula="of:=[.$E$1]*[.D31]" office:value-type="float" office:value="284.451959306036" calcext:value-type="float">
            <text:p>284.451959306</text:p>
          </table:table-cell>
          <table:table-cell table:formula="of:=ROUND([.E31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2]*[.A32]" office:value-type="float" office:value="151.875" calcext:value-type="float">
            <text:p>151.875</text:p>
          </table:table-cell>
          <table:table-cell table:formula="of:=([.B32]/180)*PI()" office:value-type="float" office:value="2.65071880146639" calcext:value-type="float">
            <text:p>2.6507188015</text:p>
          </table:table-cell>
          <table:table-cell table:formula="of:=SIN([.C32])" office:value-type="float" office:value="0.471396736825998" calcext:value-type="float">
            <text:p>0.4713967368</text:p>
          </table:table-cell>
          <table:table-cell table:formula="of:=[.$E$1]*[.D32]" office:value-type="float" office:value="241.355129254911" calcext:value-type="float">
            <text:p>241.3551292549</text:p>
          </table:table-cell>
          <table:table-cell table:formula="of:=ROUND([.E32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2]*[.A33]" office:value-type="float" office:value="157.5" calcext:value-type="float">
            <text:p>157.5</text:p>
          </table:table-cell>
          <table:table-cell table:formula="of:=([.B33]/180)*PI()" office:value-type="float" office:value="2.74889357189107" calcext:value-type="float">
            <text:p>2.7488935719</text:p>
          </table:table-cell>
          <table:table-cell table:formula="of:=SIN([.C33])" office:value-type="float" office:value="0.38268343236509" calcext:value-type="float">
            <text:p>0.3826834324</text:p>
          </table:table-cell>
          <table:table-cell table:formula="of:=[.$E$1]*[.D33]" office:value-type="float" office:value="195.933917370926" calcext:value-type="float">
            <text:p>195.9339173709</text:p>
          </table:table-cell>
          <table:table-cell table:formula="of:=ROUND([.E33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2]*[.A34]" office:value-type="float" office:value="163.125" calcext:value-type="float">
            <text:p>163.125</text:p>
          </table:table-cell>
          <table:table-cell table:formula="of:=([.B34]/180)*PI()" office:value-type="float" office:value="2.84706834231575" calcext:value-type="float">
            <text:p>2.8470683423</text:p>
          </table:table-cell>
          <table:table-cell table:formula="of:=SIN([.C34])" office:value-type="float" office:value="0.290284677254462" calcext:value-type="float">
            <text:p>0.2902846773</text:p>
          </table:table-cell>
          <table:table-cell table:formula="of:=[.$E$1]*[.D34]" office:value-type="float" office:value="148.625754754285" calcext:value-type="float">
            <text:p>148.6257547543</text:p>
          </table:table-cell>
          <table:table-cell table:formula="of:=ROUND([.E34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2]*[.A35]" office:value-type="float" office:value="168.75" calcext:value-type="float">
            <text:p>168.75</text:p>
          </table:table-cell>
          <table:table-cell table:formula="of:=([.B35]/180)*PI()" office:value-type="float" office:value="2.94524311274043" calcext:value-type="float">
            <text:p>2.9452431127</text:p>
          </table:table-cell>
          <table:table-cell table:formula="of:=SIN([.C35])" office:value-type="float" office:value="0.195090322016129" calcext:value-type="float">
            <text:p>0.195090322</text:p>
          </table:table-cell>
          <table:table-cell table:formula="of:=[.$E$1]*[.D35]" office:value-type="float" office:value="99.8862448722579" calcext:value-type="float">
            <text:p>99.8862448723</text:p>
          </table:table-cell>
          <table:table-cell table:formula="of:=ROUND([.E3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2]*[.A36]" office:value-type="float" office:value="174.375" calcext:value-type="float">
            <text:p>174.375</text:p>
          </table:table-cell>
          <table:table-cell table:formula="of:=([.B36]/180)*PI()" office:value-type="float" office:value="3.04341788316511" calcext:value-type="float">
            <text:p>3.0434178832</text:p>
          </table:table-cell>
          <table:table-cell table:formula="of:=SIN([.C36])" office:value-type="float" office:value="0.0980171403295608" calcext:value-type="float">
            <text:p>0.0980171403</text:p>
          </table:table-cell>
          <table:table-cell table:formula="of:=[.$E$1]*[.D36]" office:value-type="float" office:value="50.1847758487351" calcext:value-type="float">
            <text:p>50.1847758487</text:p>
          </table:table-cell>
          <table:table-cell table:formula="of:=ROUND([.E36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2]*[.A37]" office:value-type="float" office:value="180" calcext:value-type="float">
            <text:p>180</text:p>
          </table:table-cell>
          <table:table-cell table:formula="of:=([.B37]/180)*PI()" office:value-type="float" office:value="3.14159265358979" calcext:value-type="float">
            <text:p>3.1415926536</text:p>
          </table:table-cell>
          <table:table-cell table:formula="of:=SIN([.C37])" office:value-type="float" office:value="1.22464679914735E-016" calcext:value-type="float">
            <text:p>1.22464679914735E-16</text:p>
          </table:table-cell>
          <table:table-cell table:formula="of:=[.$E$1]*[.D37]" office:value-type="float" office:value="0.0000000000000627019161163445" calcext:value-type="float">
            <text:p>6.27019161163445E-14</text:p>
          </table:table-cell>
          <table:table-cell table:formula="of:=ROUND([.E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2]*[.A38]" office:value-type="float" office:value="185.625" calcext:value-type="float">
            <text:p>185.625</text:p>
          </table:table-cell>
          <table:table-cell table:formula="of:=([.B38]/180)*PI()" office:value-type="float" office:value="3.23976742401447" calcext:value-type="float">
            <text:p>3.239767424</text:p>
          </table:table-cell>
          <table:table-cell table:formula="of:=SIN([.C38])" office:value-type="float" office:value="-0.0980171403295606" calcext:value-type="float">
            <text:p>-0.0980171403</text:p>
          </table:table-cell>
          <table:table-cell table:formula="of:=[.$E$1]*[.D38]" office:value-type="float" office:value="-50.184775848735" calcext:value-type="float">
            <text:p>-50.1847758487</text:p>
          </table:table-cell>
          <table:table-cell table:formula="of:=ROUND([.E38]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2]*[.A39]" office:value-type="float" office:value="191.25" calcext:value-type="float">
            <text:p>191.25</text:p>
          </table:table-cell>
          <table:table-cell table:formula="of:=([.B39]/180)*PI()" office:value-type="float" office:value="3.33794219443916" calcext:value-type="float">
            <text:p>3.3379421944</text:p>
          </table:table-cell>
          <table:table-cell table:formula="of:=SIN([.C39])" office:value-type="float" office:value="-0.195090322016128" calcext:value-type="float">
            <text:p>-0.195090322</text:p>
          </table:table-cell>
          <table:table-cell table:formula="of:=[.$E$1]*[.D39]" office:value-type="float" office:value="-99.8862448722577" calcext:value-type="float">
            <text:p>-99.8862448723</text:p>
          </table:table-cell>
          <table:table-cell table:formula="of:=ROUND([.E39]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2]*[.A40]" office:value-type="float" office:value="196.875" calcext:value-type="float">
            <text:p>196.875</text:p>
          </table:table-cell>
          <table:table-cell table:formula="of:=([.B40]/180)*PI()" office:value-type="float" office:value="3.43611696486384" calcext:value-type="float">
            <text:p>3.4361169649</text:p>
          </table:table-cell>
          <table:table-cell table:formula="of:=SIN([.C40])" office:value-type="float" office:value="-0.290284677254462" calcext:value-type="float">
            <text:p>-0.2902846773</text:p>
          </table:table-cell>
          <table:table-cell table:formula="of:=[.$E$1]*[.D40]" office:value-type="float" office:value="-148.625754754285" calcext:value-type="float">
            <text:p>-148.6257547543</text:p>
          </table:table-cell>
          <table:table-cell table:formula="of:=ROUND([.E40])"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2]*[.A41]" office:value-type="float" office:value="202.5" calcext:value-type="float">
            <text:p>202.5</text:p>
          </table:table-cell>
          <table:table-cell table:formula="of:=([.B41]/180)*PI()" office:value-type="float" office:value="3.53429173528852" calcext:value-type="float">
            <text:p>3.5342917353</text:p>
          </table:table-cell>
          <table:table-cell table:formula="of:=SIN([.C41])" office:value-type="float" office:value="-0.38268343236509" calcext:value-type="float">
            <text:p>-0.3826834324</text:p>
          </table:table-cell>
          <table:table-cell table:formula="of:=[.$E$1]*[.D41]" office:value-type="float" office:value="-195.933917370926" calcext:value-type="float">
            <text:p>-195.9339173709</text:p>
          </table:table-cell>
          <table:table-cell table:formula="of:=ROUND([.E41])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2]*[.A42]" office:value-type="float" office:value="208.125" calcext:value-type="float">
            <text:p>208.125</text:p>
          </table:table-cell>
          <table:table-cell table:formula="of:=([.B42]/180)*PI()" office:value-type="float" office:value="3.6324665057132" calcext:value-type="float">
            <text:p>3.6324665057</text:p>
          </table:table-cell>
          <table:table-cell table:formula="of:=SIN([.C42])" office:value-type="float" office:value="-0.471396736825998" calcext:value-type="float">
            <text:p>-0.4713967368</text:p>
          </table:table-cell>
          <table:table-cell table:formula="of:=[.$E$1]*[.D42]" office:value-type="float" office:value="-241.355129254911" calcext:value-type="float">
            <text:p>-241.3551292549</text:p>
          </table:table-cell>
          <table:table-cell table:formula="of:=ROUND([.E42])" office:value-type="float" office:value="-241" calcext:value-type="float">
            <text:p>-2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2]*[.A43]" office:value-type="float" office:value="213.75" calcext:value-type="float">
            <text:p>213.75</text:p>
          </table:table-cell>
          <table:table-cell table:formula="of:=([.B43]/180)*PI()" office:value-type="float" office:value="3.73064127613788" calcext:value-type="float">
            <text:p>3.7306412761</text:p>
          </table:table-cell>
          <table:table-cell table:formula="of:=SIN([.C43])" office:value-type="float" office:value="-0.555570233019602" calcext:value-type="float">
            <text:p>-0.555570233</text:p>
          </table:table-cell>
          <table:table-cell table:formula="of:=[.$E$1]*[.D43]" office:value-type="float" office:value="-284.451959306036" calcext:value-type="float">
            <text:p>-284.451959306</text:p>
          </table:table-cell>
          <table:table-cell table:formula="of:=ROUND([.E43])"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2]*[.A44]" office:value-type="float" office:value="219.375" calcext:value-type="float">
            <text:p>219.375</text:p>
          </table:table-cell>
          <table:table-cell table:formula="of:=([.B44]/180)*PI()" office:value-type="float" office:value="3.82881604656256" calcext:value-type="float">
            <text:p>3.8288160466</text:p>
          </table:table-cell>
          <table:table-cell table:formula="of:=SIN([.C44])" office:value-type="float" office:value="-0.634393284163645" calcext:value-type="float">
            <text:p>-0.6343932842</text:p>
          </table:table-cell>
          <table:table-cell table:formula="of:=[.$E$1]*[.D44]" office:value-type="float" office:value="-324.809361491786" calcext:value-type="float">
            <text:p>-324.8093614918</text:p>
          </table:table-cell>
          <table:table-cell table:formula="of:=ROUND([.E44])" office:value-type="float" office:value="-325" calcext:value-type="float">
            <text:p>-3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2]*[.A45]" office:value-type="float" office:value="225" calcext:value-type="float">
            <text:p>225</text:p>
          </table:table-cell>
          <table:table-cell table:formula="of:=([.B45]/180)*PI()" office:value-type="float" office:value="3.92699081698724" calcext:value-type="float">
            <text:p>3.926990817</text:p>
          </table:table-cell>
          <table:table-cell table:formula="of:=SIN([.C45])" office:value-type="float" office:value="-0.707106781186547" calcext:value-type="float">
            <text:p>-0.7071067812</text:p>
          </table:table-cell>
          <table:table-cell table:formula="of:=[.$E$1]*[.D45]" office:value-type="float" office:value="-362.038671967512" calcext:value-type="float">
            <text:p>-362.0386719675</text:p>
          </table:table-cell>
          <table:table-cell table:formula="of:=ROUND([.E45])" office:value-type="float" office:value="-362" calcext:value-type="float">
            <text:p>-3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2]*[.A46]" office:value-type="float" office:value="230.625" calcext:value-type="float">
            <text:p>230.625</text:p>
          </table:table-cell>
          <table:table-cell table:formula="of:=([.B46]/180)*PI()" office:value-type="float" office:value="4.02516558741192" calcext:value-type="float">
            <text:p>4.0251655874</text:p>
          </table:table-cell>
          <table:table-cell table:formula="of:=SIN([.C46])" office:value-type="float" office:value="-0.773010453362737" calcext:value-type="float">
            <text:p>-0.7730104534</text:p>
          </table:table-cell>
          <table:table-cell table:formula="of:=[.$E$1]*[.D46]" office:value-type="float" office:value="-395.781352121721" calcext:value-type="float">
            <text:p>-395.7813521217</text:p>
          </table:table-cell>
          <table:table-cell table:formula="of:=ROUND([.E46])" office:value-type="float" office:value="-396" calcext:value-type="float">
            <text:p>-3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2]*[.A47]" office:value-type="float" office:value="236.25" calcext:value-type="float">
            <text:p>236.25</text:p>
          </table:table-cell>
          <table:table-cell table:formula="of:=([.B47]/180)*PI()" office:value-type="float" office:value="4.1233403578366" calcext:value-type="float">
            <text:p>4.1233403578</text:p>
          </table:table-cell>
          <table:table-cell table:formula="of:=SIN([.C47])" office:value-type="float" office:value="-0.831469612302545" calcext:value-type="float">
            <text:p>-0.8314696123</text:p>
          </table:table-cell>
          <table:table-cell table:formula="of:=[.$E$1]*[.D47]" office:value-type="float" office:value="-425.712441498903" calcext:value-type="float">
            <text:p>-425.7124414989</text:p>
          </table:table-cell>
          <table:table-cell table:formula="of:=ROUND([.E47])" office:value-type="float" office:value="-426" calcext:value-type="float">
            <text:p>-4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2]*[.A48]" office:value-type="float" office:value="241.875" calcext:value-type="float">
            <text:p>241.875</text:p>
          </table:table-cell>
          <table:table-cell table:formula="of:=([.B48]/180)*PI()" office:value-type="float" office:value="4.22151512826128" calcext:value-type="float">
            <text:p>4.2215151283</text:p>
          </table:table-cell>
          <table:table-cell table:formula="of:=SIN([.C48])" office:value-type="float" office:value="-0.881921264348355" calcext:value-type="float">
            <text:p>-0.8819212643</text:p>
          </table:table-cell>
          <table:table-cell table:formula="of:=[.$E$1]*[.D48]" office:value-type="float" office:value="-451.543687346358" calcext:value-type="float">
            <text:p>-451.5436873464</text:p>
          </table:table-cell>
          <table:table-cell table:formula="of:=ROUND([.E48])" office:value-type="float" office:value="-452" calcext:value-type="float">
            <text:p>-4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2]*[.A49]" office:value-type="float" office:value="247.5" calcext:value-type="float">
            <text:p>247.5</text:p>
          </table:table-cell>
          <table:table-cell table:formula="of:=([.B49]/180)*PI()" office:value-type="float" office:value="4.31968989868597" calcext:value-type="float">
            <text:p>4.3196898987</text:p>
          </table:table-cell>
          <table:table-cell table:formula="of:=SIN([.C49])" office:value-type="float" office:value="-0.923879532511286" calcext:value-type="float">
            <text:p>-0.9238795325</text:p>
          </table:table-cell>
          <table:table-cell table:formula="of:=[.$E$1]*[.D49]" office:value-type="float" office:value="-473.026320645779" calcext:value-type="float">
            <text:p>-473.0263206458</text:p>
          </table:table-cell>
          <table:table-cell table:formula="of:=ROUND([.E49])" office:value-type="float" office:value="-473" calcext:value-type="float">
            <text:p>-4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2]*[.A50]" office:value-type="float" office:value="253.125" calcext:value-type="float">
            <text:p>253.125</text:p>
          </table:table-cell>
          <table:table-cell table:formula="of:=([.B50]/180)*PI()" office:value-type="float" office:value="4.41786466911065" calcext:value-type="float">
            <text:p>4.4178646691</text:p>
          </table:table-cell>
          <table:table-cell table:formula="of:=SIN([.C50])" office:value-type="float" office:value="-0.956940335732209" calcext:value-type="float">
            <text:p>-0.9569403357</text:p>
          </table:table-cell>
          <table:table-cell table:formula="of:=[.$E$1]*[.D50]" office:value-type="float" office:value="-489.953451894891" calcext:value-type="float">
            <text:p>-489.9534518949</text:p>
          </table:table-cell>
          <table:table-cell table:formula="of:=ROUND([.E50])" office:value-type="float" office:value="-490" calcext:value-type="float">
            <text:p>-4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2]*[.A51]" office:value-type="float" office:value="258.75" calcext:value-type="float">
            <text:p>258.75</text:p>
          </table:table-cell>
          <table:table-cell table:formula="of:=([.B51]/180)*PI()" office:value-type="float" office:value="4.51603943953533" calcext:value-type="float">
            <text:p>4.5160394395</text:p>
          </table:table-cell>
          <table:table-cell table:formula="of:=SIN([.C51])" office:value-type="float" office:value="-0.98078528040323" calcext:value-type="float">
            <text:p>-0.9807852804</text:p>
          </table:table-cell>
          <table:table-cell table:formula="of:=[.$E$1]*[.D51]" office:value-type="float" office:value="-502.162063566454" calcext:value-type="float">
            <text:p>-502.1620635665</text:p>
          </table:table-cell>
          <table:table-cell table:formula="of:=ROUND([.E51])" office:value-type="float" office:value="-502" calcext:value-type="float">
            <text:p>-5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2]*[.A52]" office:value-type="float" office:value="264.375" calcext:value-type="float">
            <text:p>264.375</text:p>
          </table:table-cell>
          <table:table-cell table:formula="of:=([.B52]/180)*PI()" office:value-type="float" office:value="4.61421420996001" calcext:value-type="float">
            <text:p>4.61421421</text:p>
          </table:table-cell>
          <table:table-cell table:formula="of:=SIN([.C52])" office:value-type="float" office:value="-0.995184726672197" calcext:value-type="float">
            <text:p>-0.9951847267</text:p>
          </table:table-cell>
          <table:table-cell table:formula="of:=[.$E$1]*[.D52]" office:value-type="float" office:value="-509.534580056165" calcext:value-type="float">
            <text:p>-509.5345800562</text:p>
          </table:table-cell>
          <table:table-cell table:formula="of:=ROUND([.E52])" office:value-type="float" office:value="-510" calcext:value-type="float">
            <text:p>-5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2]*[.A53]" office:value-type="float" office:value="270" calcext:value-type="float">
            <text:p>270</text:p>
          </table:table-cell>
          <table:table-cell table:formula="of:=([.B53]/180)*PI()" office:value-type="float" office:value="4.71238898038469" calcext:value-type="float">
            <text:p>4.7123889804</text:p>
          </table:table-cell>
          <table:table-cell table:formula="of:=SIN([.C53])" office:value-type="float" office:value="-1" calcext:value-type="float">
            <text:p>-1</text:p>
          </table:table-cell>
          <table:table-cell table:formula="of:=[.$E$1]*[.D53]" office:value-type="float" office:value="-512" calcext:value-type="float">
            <text:p>-512</text:p>
          </table:table-cell>
          <table:table-cell table:formula="of:=ROUND([.E53])" office:value-type="float" office:value="-512" calcext:value-type="float">
            <text:p>-5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2]*[.A54]" office:value-type="float" office:value="275.625" calcext:value-type="float">
            <text:p>275.625</text:p>
          </table:table-cell>
          <table:table-cell table:formula="of:=([.B54]/180)*PI()" office:value-type="float" office:value="4.81056375080937" calcext:value-type="float">
            <text:p>4.8105637508</text:p>
          </table:table-cell>
          <table:table-cell table:formula="of:=SIN([.C54])" office:value-type="float" office:value="-0.995184726672197" calcext:value-type="float">
            <text:p>-0.9951847267</text:p>
          </table:table-cell>
          <table:table-cell table:formula="of:=[.$E$1]*[.D54]" office:value-type="float" office:value="-509.534580056165" calcext:value-type="float">
            <text:p>-509.5345800562</text:p>
          </table:table-cell>
          <table:table-cell table:formula="of:=ROUND([.E54])" office:value-type="float" office:value="-510" calcext:value-type="float">
            <text:p>-5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2]*[.A55]" office:value-type="float" office:value="281.25" calcext:value-type="float">
            <text:p>281.25</text:p>
          </table:table-cell>
          <table:table-cell table:formula="of:=([.B55]/180)*PI()" office:value-type="float" office:value="4.90873852123405" calcext:value-type="float">
            <text:p>4.9087385212</text:p>
          </table:table-cell>
          <table:table-cell table:formula="of:=SIN([.C55])" office:value-type="float" office:value="-0.98078528040323" calcext:value-type="float">
            <text:p>-0.9807852804</text:p>
          </table:table-cell>
          <table:table-cell table:formula="of:=[.$E$1]*[.D55]" office:value-type="float" office:value="-502.162063566454" calcext:value-type="float">
            <text:p>-502.1620635665</text:p>
          </table:table-cell>
          <table:table-cell table:formula="of:=ROUND([.E55])" office:value-type="float" office:value="-502" calcext:value-type="float">
            <text:p>-5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2]*[.A56]" office:value-type="float" office:value="286.875" calcext:value-type="float">
            <text:p>286.875</text:p>
          </table:table-cell>
          <table:table-cell table:formula="of:=([.B56]/180)*PI()" office:value-type="float" office:value="5.00691329165873" calcext:value-type="float">
            <text:p>5.0069132917</text:p>
          </table:table-cell>
          <table:table-cell table:formula="of:=SIN([.C56])" office:value-type="float" office:value="-0.956940335732209" calcext:value-type="float">
            <text:p>-0.9569403357</text:p>
          </table:table-cell>
          <table:table-cell table:formula="of:=[.$E$1]*[.D56]" office:value-type="float" office:value="-489.953451894891" calcext:value-type="float">
            <text:p>-489.9534518949</text:p>
          </table:table-cell>
          <table:table-cell table:formula="of:=ROUND([.E56])" office:value-type="float" office:value="-490" calcext:value-type="float">
            <text:p>-4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2]*[.A57]" office:value-type="float" office:value="292.5" calcext:value-type="float">
            <text:p>292.5</text:p>
          </table:table-cell>
          <table:table-cell table:formula="of:=([.B57]/180)*PI()" office:value-type="float" office:value="5.10508806208341" calcext:value-type="float">
            <text:p>5.1050880621</text:p>
          </table:table-cell>
          <table:table-cell table:formula="of:=SIN([.C57])" office:value-type="float" office:value="-0.923879532511287" calcext:value-type="float">
            <text:p>-0.9238795325</text:p>
          </table:table-cell>
          <table:table-cell table:formula="of:=[.$E$1]*[.D57]" office:value-type="float" office:value="-473.026320645779" calcext:value-type="float">
            <text:p>-473.0263206458</text:p>
          </table:table-cell>
          <table:table-cell table:formula="of:=ROUND([.E57])" office:value-type="float" office:value="-473" calcext:value-type="float">
            <text:p>-4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2]*[.A58]" office:value-type="float" office:value="298.125" calcext:value-type="float">
            <text:p>298.125</text:p>
          </table:table-cell>
          <table:table-cell table:formula="of:=([.B58]/180)*PI()" office:value-type="float" office:value="5.2032628325081" calcext:value-type="float">
            <text:p>5.2032628325</text:p>
          </table:table-cell>
          <table:table-cell table:formula="of:=SIN([.C58])" office:value-type="float" office:value="-0.881921264348355" calcext:value-type="float">
            <text:p>-0.8819212643</text:p>
          </table:table-cell>
          <table:table-cell table:formula="of:=[.$E$1]*[.D58]" office:value-type="float" office:value="-451.543687346358" calcext:value-type="float">
            <text:p>-451.5436873464</text:p>
          </table:table-cell>
          <table:table-cell table:formula="of:=ROUND([.E58])" office:value-type="float" office:value="-452" calcext:value-type="float">
            <text:p>-4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2]*[.A59]" office:value-type="float" office:value="303.75" calcext:value-type="float">
            <text:p>303.75</text:p>
          </table:table-cell>
          <table:table-cell table:formula="of:=([.B59]/180)*PI()" office:value-type="float" office:value="5.30143760293278" calcext:value-type="float">
            <text:p>5.3014376029</text:p>
          </table:table-cell>
          <table:table-cell table:formula="of:=SIN([.C59])" office:value-type="float" office:value="-0.831469612302545" calcext:value-type="float">
            <text:p>-0.8314696123</text:p>
          </table:table-cell>
          <table:table-cell table:formula="of:=[.$E$1]*[.D59]" office:value-type="float" office:value="-425.712441498903" calcext:value-type="float">
            <text:p>-425.7124414989</text:p>
          </table:table-cell>
          <table:table-cell table:formula="of:=ROUND([.E59])" office:value-type="float" office:value="-426" calcext:value-type="float">
            <text:p>-4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2]*[.A60]" office:value-type="float" office:value="309.375" calcext:value-type="float">
            <text:p>309.375</text:p>
          </table:table-cell>
          <table:table-cell table:formula="of:=([.B60]/180)*PI()" office:value-type="float" office:value="5.39961237335746" calcext:value-type="float">
            <text:p>5.3996123734</text:p>
          </table:table-cell>
          <table:table-cell table:formula="of:=SIN([.C60])" office:value-type="float" office:value="-0.773010453362737" calcext:value-type="float">
            <text:p>-0.7730104534</text:p>
          </table:table-cell>
          <table:table-cell table:formula="of:=[.$E$1]*[.D60]" office:value-type="float" office:value="-395.781352121721" calcext:value-type="float">
            <text:p>-395.7813521217</text:p>
          </table:table-cell>
          <table:table-cell table:formula="of:=ROUND([.E60])" office:value-type="float" office:value="-396" calcext:value-type="float">
            <text:p>-3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2]*[.A61]" office:value-type="float" office:value="315" calcext:value-type="float">
            <text:p>315</text:p>
          </table:table-cell>
          <table:table-cell table:formula="of:=([.B61]/180)*PI()" office:value-type="float" office:value="5.49778714378214" calcext:value-type="float">
            <text:p>5.4977871438</text:p>
          </table:table-cell>
          <table:table-cell table:formula="of:=SIN([.C61])" office:value-type="float" office:value="-0.707106781186548" calcext:value-type="float">
            <text:p>-0.7071067812</text:p>
          </table:table-cell>
          <table:table-cell table:formula="of:=[.$E$1]*[.D61]" office:value-type="float" office:value="-362.038671967512" calcext:value-type="float">
            <text:p>-362.0386719675</text:p>
          </table:table-cell>
          <table:table-cell table:formula="of:=ROUND([.E61])" office:value-type="float" office:value="-362" calcext:value-type="float">
            <text:p>-3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2]*[.A62]" office:value-type="float" office:value="320.625" calcext:value-type="float">
            <text:p>320.625</text:p>
          </table:table-cell>
          <table:table-cell table:formula="of:=([.B62]/180)*PI()" office:value-type="float" office:value="5.59596191420682" calcext:value-type="float">
            <text:p>5.5959619142</text:p>
          </table:table-cell>
          <table:table-cell table:formula="of:=SIN([.C62])" office:value-type="float" office:value="-0.634393284163646" calcext:value-type="float">
            <text:p>-0.6343932842</text:p>
          </table:table-cell>
          <table:table-cell table:formula="of:=[.$E$1]*[.D62]" office:value-type="float" office:value="-324.809361491787" calcext:value-type="float">
            <text:p>-324.8093614918</text:p>
          </table:table-cell>
          <table:table-cell table:formula="of:=ROUND([.E62])" office:value-type="float" office:value="-325" calcext:value-type="float">
            <text:p>-3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2]*[.A63]" office:value-type="float" office:value="326.25" calcext:value-type="float">
            <text:p>326.25</text:p>
          </table:table-cell>
          <table:table-cell table:formula="of:=([.B63]/180)*PI()" office:value-type="float" office:value="5.6941366846315" calcext:value-type="float">
            <text:p>5.6941366846</text:p>
          </table:table-cell>
          <table:table-cell table:formula="of:=SIN([.C63])" office:value-type="float" office:value="-0.555570233019602" calcext:value-type="float">
            <text:p>-0.555570233</text:p>
          </table:table-cell>
          <table:table-cell table:formula="of:=[.$E$1]*[.D63]" office:value-type="float" office:value="-284.451959306036" calcext:value-type="float">
            <text:p>-284.451959306</text:p>
          </table:table-cell>
          <table:table-cell table:formula="of:=ROUND([.E63])"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2]*[.A64]" office:value-type="float" office:value="331.875" calcext:value-type="float">
            <text:p>331.875</text:p>
          </table:table-cell>
          <table:table-cell table:formula="of:=([.B64]/180)*PI()" office:value-type="float" office:value="5.79231145505618" calcext:value-type="float">
            <text:p>5.7923114551</text:p>
          </table:table-cell>
          <table:table-cell table:formula="of:=SIN([.C64])" office:value-type="float" office:value="-0.471396736825998" calcext:value-type="float">
            <text:p>-0.4713967368</text:p>
          </table:table-cell>
          <table:table-cell table:formula="of:=[.$E$1]*[.D64]" office:value-type="float" office:value="-241.355129254911" calcext:value-type="float">
            <text:p>-241.3551292549</text:p>
          </table:table-cell>
          <table:table-cell table:formula="of:=ROUND([.E64])" office:value-type="float" office:value="-241" calcext:value-type="float">
            <text:p>-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[.A65]" office:value-type="float" office:value="337.5" calcext:value-type="float">
            <text:p>337.5</text:p>
          </table:table-cell>
          <table:table-cell table:formula="of:=([.B65]/180)*PI()" office:value-type="float" office:value="5.89048622548086" calcext:value-type="float">
            <text:p>5.8904862255</text:p>
          </table:table-cell>
          <table:table-cell table:formula="of:=SIN([.C65])" office:value-type="float" office:value="-0.38268343236509" calcext:value-type="float">
            <text:p>-0.3826834324</text:p>
          </table:table-cell>
          <table:table-cell table:formula="of:=[.$E$1]*[.D65]" office:value-type="float" office:value="-195.933917370926" calcext:value-type="float">
            <text:p>-195.9339173709</text:p>
          </table:table-cell>
          <table:table-cell table:formula="of:=ROUND([.E65])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2]*[.A66]" office:value-type="float" office:value="343.125" calcext:value-type="float">
            <text:p>343.125</text:p>
          </table:table-cell>
          <table:table-cell table:formula="of:=([.B66]/180)*PI()" office:value-type="float" office:value="5.98866099590554" calcext:value-type="float">
            <text:p>5.9886609959</text:p>
          </table:table-cell>
          <table:table-cell table:formula="of:=SIN([.C66])" office:value-type="float" office:value="-0.290284677254462" calcext:value-type="float">
            <text:p>-0.2902846773</text:p>
          </table:table-cell>
          <table:table-cell table:formula="of:=[.$E$1]*[.D66]" office:value-type="float" office:value="-148.625754754285" calcext:value-type="float">
            <text:p>-148.6257547543</text:p>
          </table:table-cell>
          <table:table-cell table:formula="of:=ROUND([.E66])"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2]*[.A67]" office:value-type="float" office:value="348.75" calcext:value-type="float">
            <text:p>348.75</text:p>
          </table:table-cell>
          <table:table-cell table:formula="of:=([.B67]/180)*PI()" office:value-type="float" office:value="6.08683576633022" calcext:value-type="float">
            <text:p>6.0868357663</text:p>
          </table:table-cell>
          <table:table-cell table:formula="of:=SIN([.C67])" office:value-type="float" office:value="-0.195090322016129" calcext:value-type="float">
            <text:p>-0.195090322</text:p>
          </table:table-cell>
          <table:table-cell table:formula="of:=[.$E$1]*[.D67]" office:value-type="float" office:value="-99.8862448722579" calcext:value-type="float">
            <text:p>-99.8862448723</text:p>
          </table:table-cell>
          <table:table-cell table:formula="of:=ROUND([.E67]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2]*[.A68]" office:value-type="float" office:value="354.375" calcext:value-type="float">
            <text:p>354.375</text:p>
          </table:table-cell>
          <table:table-cell table:formula="of:=([.B68]/180)*PI()" office:value-type="float" office:value="6.18501053675491" calcext:value-type="float">
            <text:p>6.1850105368</text:p>
          </table:table-cell>
          <table:table-cell table:formula="of:=SIN([.C68])" office:value-type="float" office:value="-0.0980171403295605" calcext:value-type="float">
            <text:p>-0.0980171403</text:p>
          </table:table-cell>
          <table:table-cell table:formula="of:=[.$E$1]*[.D68]" office:value-type="float" office:value="-50.184775848735" calcext:value-type="float">
            <text:p>-50.1847758487</text:p>
          </table:table-cell>
          <table:table-cell table:formula="of:=ROUND([.E68]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2]*[.A69]" office:value-type="float" office:value="360" calcext:value-type="float">
            <text:p>360</text:p>
          </table:table-cell>
          <table:table-cell table:formula="of:=([.B69]/180)*PI()" office:value-type="float" office:value="6.28318530717959" calcext:value-type="float">
            <text:p>6.2831853072</text:p>
          </table:table-cell>
          <table:table-cell table:formula="of:=SIN([.C69])" office:value-type="float" office:value="-2.44929359829471E-016" calcext:value-type="float">
            <text:p>-2.44929359829471E-16</text:p>
          </table:table-cell>
          <table:table-cell table:formula="of:=[.$E$1]*[.D69]" office:value-type="float" office:value="-0.000000000000125403832232689" calcext:value-type="float">
            <text:p>-1.25403832232689E-13</text:p>
          </table:table-cell>
          <table:table-cell table:formula="of:=ROUND([.E69])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he" number:country="IL">‎₪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he" number:country="IL">‎₪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had Tzafrir</meta:initial-creator>
    <meta:creation-date>2017-12-09T17:27:44.399200808</meta:creation-date>
    <dc:date>2017-12-09T18:03:45.821070840</dc:date>
    <dc:creator>Ohad Tzafrir</dc:creator>
    <meta:editing-duration>PT25M51S</meta:editing-duration>
    <meta:editing-cycles>1</meta:editing-cycles>
    <meta:document-statistic meta:table-count="1" meta:cell-count="400" meta:object-count="0"/>
    <meta:generator>LibreOffice/5.1.6.2$Linux_X86_64 LibreOffice_project/10m0$Build-2</meta:generator>
  </office:meta>
</office:document-meta>
</file>